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
    <style:style style:name="P18" style:family="paragraph" style:parent-style-name="Standard" style:list-style-name="WW8Num180"/>
    <style:style style:name="P19" style:family="paragraph" style:parent-style-name="Standard" style:list-style-name="WW8Num192">
      <style:text-properties style:language-asian="zh" style:country-asian="CN"/>
    </style:style>
    <style:style style:name="P20" style:family="paragraph" style:parent-style-name="Heading_20_1">
      <style:paragraph-properties fo:break-before="page"/>
    </style:style>
    <style:style style:name="T1" style:family="text">
      <style:text-properties style:language-asian="zh" style:country-asian="CN"/>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20"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20"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32384085" text:style-name="WW8Num192">
        <text:list-item>
          <text:p text:style-name="P15">Installation, initial configuration. </text:p>
        </text:list-item>
      </text:list>
      <text:list xml:id="list32395377" text:style-name="WW8Num95">
        <text:list-item>
          <text:p text:style-name="P16">Documentation is current, accurate and complete</text:p>
        </text:list-item>
      </text:list>
      <text:list xml:id="list32379275" text:style-name="WW8Num9">
        <text:list-item>
          <text:list>
            <text:list-item>
              <text:p text:style-name="P17">All documentation files are present</text:p>
            </text:list-item>
            <text:list-item>
              <text:p text:style-name="P17">Release notes are current</text:p>
            </text:list-item>
            <text:list-item>
              <text:p text:style-name="P17">Version number is correct</text:p>
            </text:list-item>
          </text:list>
        </text:list-item>
      </text:list>
      <text:list xml:id="list32548121" text:continue-list="list32395377" text:style-name="WW8Num95">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 </text:p>
        </text:list-item>
        <text:list-item>
          <text:p text:style-name="P16">Export a Guvnor dump from an older version Guvnor, import the dump into Guvnor, verify it works. </text:p>
          <text:p text:style-name="P16"/>
        </text:list-item>
      </text:list>
      <text:list xml:id="list32543921" text:continue-list="list32384085" text:style-name="WW8Num192">
        <text:list-item>
          <text:p text:style-name="P15">Authentication, role based authorization.</text:p>
        </text:list-item>
      </text:list>
      <text:list xml:id="list32380285" text:style-name="WW8Num180">
        <text:list-item>
          <text:p text:style-name="P18">Configure Guvnor to use JAAS. </text:p>
        </text:list-item>
        <text:list-item>
          <text:p text:style-name="P18">Log in with incorrect user name and password, verify it does not work. Log in with configured user name and password, verify it works. </text:p>
        </text:list-item>
        <text:list-item>
          <text:p text:style-name="P18">Give one user Administrator permission. </text:p>
        </text:list-item>
        <text:list-item>
          <text:p text:style-name="P18">Configure Guvnor to enable role based authorization. Log out. </text:p>
        </text:list-item>
        <text:list-item>
          <text:p text:style-name="P18">Log in with a user name who has <text:s/>Administrator permission. Create users with package admin permission, package readonly permission, category analyst permission. </text:p>
        </text:list-item>
        <text:list-item>
          <text:p text:style-name="P18">Log in with users created above respectively, verify their permission. </text:p>
          <text:p text:style-name="P18"/>
        </text:list-item>
      </text:list>
      <text:list xml:id="list32523628" text:continue-list="list32543921" text:style-name="WW8Num192">
        <text:list-item>
          <text:p text:style-name="P15">InBox.</text:p>
          <text:list>
            <text:list-item>
              <text:p text:style-name="P19">Log in , edit an asset, open “Inbox - &gt; Recently Opened” and “Inbox - &gt; Recently Edited”, verify that the asset appears under those two boxes. </text:p>
            </text:list-item>
            <text:list-item>
              <text:p text:style-name="P19">Log in as user A, edit an asset. Log out then log in as user B. Edit the same asset as user A just edited. Log out and log in as user A again, verify the asset appears under “Inbox - &gt; Incoming changes”. </text:p>
              <text:p text:style-name="P15"/>
            </text:list-item>
          </text:list>
        </text:list-item>
        <text:list-item>
          <text:p text:style-name="P15">Atom and RSS Feed. </text:p>
          <text:list>
            <text:list-item>
              <text:p text:style-name="P19">Open package editor: “Knowledge bases - &gt; packages - &gt; mortgages”, verify all URLs <text:s/>actually work.</text:p>
            </text:list-item>
            <text:list-item>
              <text:p text:style-name="P19">Open “Knowledge bases - &gt; packages - &gt; mortgages - &gt; Business rule assets”, click the RSS Feed icon, verify it works. </text:p>
            </text:list-item>
            <text:list-item>
              <text:p text:style-name="P19">Open an asset, click the RSS Feed icon under the Discussion section, verify it works. </text:p>
              <text:p text:style-name="P15"/>
            </text:list-item>
          </text:list>
        </text:list-item>
        <text:list-item>
          <text:p text:style-name="P15">Global area</text:p>
          <text:list>
            <text:list-item>
              <text:p text:style-name="P15">Use “Promote to Global” to promote an asset from package to Global area. Verify <text:span text:style-name="T1">that </text:span>the asset now belongs to Global area. </text:p>
            </text:list-item>
            <text:list-item>
              <text:p text:style-name="P15">Open asset in Global area, verify its “Promote to Global” menu is disabled. </text:p>
            </text:list-item>
            <text:list-item>
              <text:p text:style-name="P19">Create an asset in Global area. Then create a new asset in a package which is imported from the asset in Global area. Build the package, verify everything works. </text:p>
              <text:p text:style-name="P15"/>
            </text:list-item>
          </text:list>
        </text:list-item>
      </text:list>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ervis Liu</meta:initial-creator>
    <meta:creation-date>2010-07-28T17:49:34</meta:creation-date>
    <dc:creator>Jervis Liu</dc:creator>
    <dc:date>2010-12-22T12:42:13.25</dc:date>
    <meta:editing-cycles>7</meta:editing-cycles>
    <meta:editing-duration>PT01H05M36S</meta:editing-duration>
    <meta:document-statistic meta:table-count="2" meta:image-count="0" meta:object-count="0" meta:page-count="6" meta:paragraph-count="83" meta:word-count="618" meta:character-count="3596"/>
    <meta:user-defined meta:name="Info 1"/>
    <meta:user-defined meta:name="Info 2"/>
    <meta:user-defined meta:name="Info 3"/>
    <meta:user-defined meta:name="Info 4"/>
  </office:meta>
</office:document-meta>
</file>